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language="pl" fo:country="PL" officeooo:rsid="001c967f" officeooo:paragraph-rsid="001c967f"/>
    </style:style>
    <style:style style:name="P2" style:family="paragraph" style:parent-style-name="Standard" style:list-style-name="L1">
      <style:paragraph-properties fo:line-height="150%"/>
      <style:text-properties fo:language="pl" fo:country="PL" officeooo:rsid="001c967f" officeooo:paragraph-rsid="001c967f"/>
    </style:style>
    <style:style style:name="P3" style:family="paragraph" style:parent-style-name="Standard">
      <style:paragraph-properties fo:line-height="150%"/>
      <style:text-properties fo:language="pl" fo:country="PL" officeooo:rsid="001ca5f9" officeooo:paragraph-rsid="001ca5f9"/>
    </style:style>
    <style:style style:name="P4" style:family="paragraph" style:parent-style-name="Standard" style:list-style-name="L2">
      <style:paragraph-properties fo:line-height="150%"/>
      <style:text-properties fo:language="pl" fo:country="PL" officeooo:rsid="001ca5f9" officeooo:paragraph-rsid="001ca5f9"/>
    </style:style>
    <style:style style:name="P5" style:family="paragraph" style:parent-style-name="Standard" style:list-style-name="L3">
      <style:paragraph-properties fo:line-height="150%"/>
      <style:text-properties fo:language="pl" fo:country="PL" officeooo:rsid="001ca5f9" officeooo:paragraph-rsid="001ca5f9"/>
    </style:style>
    <style:style style:name="P6" style:family="paragraph" style:parent-style-name="Standard" style:list-style-name="L3">
      <style:paragraph-properties fo:line-height="150%"/>
      <style:text-properties fo:language="pl" fo:country="PL" officeooo:rsid="001cb08f" officeooo:paragraph-rsid="001cb08f"/>
    </style:style>
    <style:style style:name="P7" style:family="paragraph" style:parent-style-name="Standard" style:list-style-name="L3">
      <style:paragraph-properties fo:line-height="150%"/>
      <style:text-properties fo:language="pl" fo:country="PL" officeooo:rsid="001cc244" officeooo:paragraph-rsid="001cc244"/>
    </style:style>
    <style:style style:name="P8" style:family="paragraph" style:parent-style-name="Standard" style:list-style-name="L3">
      <style:paragraph-properties fo:line-height="150%"/>
      <style:text-properties fo:language="pl" fo:country="PL" officeooo:rsid="001d7475" officeooo:paragraph-rsid="001d7475"/>
    </style:style>
    <style:style style:name="P9" style:family="paragraph" style:parent-style-name="Standard">
      <style:paragraph-properties fo:line-height="150%"/>
      <style:text-properties fo:language="pl" fo:country="PL" officeooo:rsid="001d7475" officeooo:paragraph-rsid="001d7475"/>
    </style:style>
    <style:style style:name="P10" style:family="paragraph" style:parent-style-name="Standard" style:list-style-name="L3">
      <style:paragraph-properties fo:line-height="150%"/>
      <style:text-properties fo:language="pl" fo:country="PL" officeooo:rsid="001d835e" officeooo:paragraph-rsid="001d835e"/>
    </style:style>
    <style:style style:name="P11" style:family="paragraph" style:parent-style-name="Standard" style:list-style-name="L4">
      <style:paragraph-properties fo:line-height="150%"/>
      <style:text-properties fo:language="pl" fo:country="PL" officeooo:rsid="001d835e" officeooo:paragraph-rsid="001d835e"/>
    </style:style>
    <style:style style:name="T1" style:family="text">
      <style:text-properties fo:font-weight="bold" style:font-weight-asian="bold" style:font-weight-complex="bold"/>
    </style:style>
    <style:style style:name="T2" style:family="text">
      <style:text-properties fo:font-weight="bold" officeooo:rsid="001cb08f" style:font-weight-asian="bold" style:font-weight-complex="bold"/>
    </style:style>
    <style:style style:name="T3" style:family="text">
      <style:text-properties fo:font-weight="bold" officeooo:rsid="001cc244" style:font-weight-asian="bold" style:font-weight-complex="bold"/>
    </style:style>
    <style:style style:name="T4" style:family="text">
      <style:text-properties fo:font-weight="bold" officeooo:rsid="001d747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b08f" style:font-weight-asian="normal" style:font-weight-complex="normal"/>
    </style:style>
    <style:style style:name="T7" style:family="text">
      <style:text-properties fo:font-weight="normal" officeooo:rsid="001cc244" style:font-weight-asian="normal" style:font-weight-complex="normal"/>
    </style:style>
    <style:style style:name="T8" style:family="text">
      <style:text-properties fo:font-weight="normal" officeooo:rsid="001d747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Gra w życie wg. Conwaya</text:p>
      <text:p text:style-name="P1">Autorzy: Kamil Kapałka, Radosław Lechowicz</text:p>
      <text:p text:style-name="P1"/>
      <text:p text:style-name="P1">Język programowania: C++</text:p>
      <text:p text:style-name="P1">Zastosowane biblioteki:</text:p>
      <text:list xml:id="list7593965727877982448" text:style-name="L1">
        <text:list-item>
          <text:p text:style-name="P2">stdlib.h (atoi(), rand(), system())</text:p>
        </text:list-item>
        <text:list-item>
          <text:p text:style-name="P2">iostream (cout)</text:p>
        </text:list-item>
        <text:list-item>
          <text:p text:style-name="P2">time.h(srand())</text:p>
        </text:list-item>
        <text:list-item>
          <text:p text:style-name="P2">windows.h / unistd.h (Sleep/usleep)</text:p>
        </text:list-item>
      </text:list>
      <text:p text:style-name="P1"/>
      <text:p text:style-name="P3">Manual Użytkownika:</text:p>
      <text:list xml:id="list2546427244234154081" text:style-name="L2">
        <text:list-item>
          <text:p text:style-name="P4">Program jest uruchamiany w terminalu. Może przyjąć 3 argumenty liczbowe (wszystkie są opcjonalne)</text:p>
        </text:list-item>
        <text:list-item>
          <text:p text:style-name="P4">Argumenty te modyfikują kolejno: szerokość tablicy, wysokość tablicy, odstęp między odświeżeniami</text:p>
        </text:list-item>
        <text:list-item>
          <text:p text:style-name="P4">W razie pominięcia wprowadzenia tych argumentów przyjmowane są wartości domyślne → szerokość – 140 (znaków), wysokość – 40 (znaków), odstęp – 50 (milisekund)</text:p>
        </text:list-item>
        <text:list-item>
          <text:p text:style-name="P4">Program symuluje grę w życie wg. Conwaya i działa do momentu, gdy użytkownik zdecyduje zgasić program (Ctrl+C lub bardziej radykalny sposób)</text:p>
        </text:list-item>
      </text:list>
      <text:p text:style-name="P3"/>
      <text:p text:style-name="P9">Uwagi odnośnie użytkowania programu:</text:p>
      <text:list xml:id="list317266294869115957" text:style-name="L4">
        <text:list-item>
          <text:p text:style-name="P11">Tablice <text:span text:style-name="T1">grid</text:span><text:span text:style-name="T5"> i </text:span><text:span text:style-name="T1">storage</text:span><text:span text:style-name="T5"> są „owinięte w siebie” (eng. Wrap around), tzn. np. że uruchomienie funkcji putNeighbor(0,0) spowoduje zmodyfikowanie tablicy </text:span><text:span text:style-name="T1">storage</text:span><text:span text:style-name="T5"> na pozycji (width, height) między innymi.</text:span></text:p>
        </text:list-item>
        <text:list-item>
          <text:p text:style-name="P11"><text:span text:style-name="T5">Jeżeli szerokość tablicy będzie ustawiona na mniejszą niż 14, napis reprezentujący numer pokolenia się nie wyświetli.</text:span></text:p>
        </text:list-item>
        <text:list-item>
          <text:p text:style-name="P11"><text:span text:style-name="T5">Program jest w stanie przyjąć zmienne literowe. Nie zmienią jednak one wartości domyślnych ustawionych wewnątrz programu.</text:span></text:p>
        </text:list-item>
      </text:list>
      <text:p text:style-name="P3"/>
      <text:p text:style-name="P3">Opis programu:</text:p>
      <text:list xml:id="list8215370920899996709" text:style-name="L3">
        <text:list-item>
          <text:p text:style-name="P5">W momencie włączania programu generowany jest obiekt klasy Universum (eng. Świat)</text:p>
          <text:list>
            <text:list-item>
              <text:p text:style-name="P5">Klasa przechowuje 5 zmiennych: width (szerokość), <text:s/>height(wysokość), generation(pokolenie) typu <text:span text:style-name="T1">integer</text:span><text:span text:style-name="T5">; grid(siatka) typu </text:span><text:span text:style-name="T1">bool**</text:span><text:span text:style-name="T5">, storage(magazyn) typu </text:span><text:span text:style-name="T1">char**</text:span></text:p>
            </text:list-item>
          </text:list>
        </text:list-item>
        <text:list-item>
          <text:p text:style-name="P5"><text:soft-page-break/><text:span text:style-name="T5">Klasa Universum korzysta z konstruktora przyjmującego dwa argumenty: </text:span><text:span text:style-name="T2">width, height</text:span><text:span text:style-name="T6">. Na ich podstawie dynamicznie generuje tablice dwuwymiarowe </text:span><text:span text:style-name="T2">grid</text:span><text:span text:style-name="T6"> oraz </text:span><text:span text:style-name="T2">storage</text:span><text:span text:style-name="T6">. W nich również są przechowywane – oczywiście – wymiary tych tablic, na rzecz pętel wewnątrz innych funkcji</text:span></text:p>
          <text:list>
            <text:list-item>
              <text:p text:style-name="P10"><text:span text:style-name="T6">Z</text:span><text:span text:style-name="T5">awartość tablicy </text:span><text:span text:style-name="T1">grid</text:span><text:span text:style-name="T5"> jest generowana w sposób losowy: jeżeli rand() modulo 3 jest równe 1 wtedy komórka jest ustawiana na wartość </text:span><text:span text:style-name="T1">true</text:span><text:span text:style-name="T5">, a jeżeli nie, to </text:span><text:span text:style-name="T1">false</text:span><text:span text:style-name="T5">. Zawartość tablicy </text:span><text:span text:style-name="T1">storage</text:span><text:span text:style-name="T5"> jest zerowana.</text:span></text:p>
            </text:list-item>
          </text:list>
        </text:list-item>
        <text:list-item>
          <text:p text:style-name="P6"><text:span text:style-name="T5">Po utworzeniu obiektu klasy uruchamiana jest jej funkcja Start, przyjmująca argument </text:span><text:span text:style-name="T1">ms</text:span><text:span text:style-name="T5"> typu </text:span><text:span text:style-name="T1">int</text:span><text:span text:style-name="T5">. </text:span><text:span text:style-name="T7">Funkcja odpowiada za: czyszczenie ekranu (funkcja →system(„clear”)), wyświetlenie zawartości tablicy </text:span><text:span text:style-name="T3">grid</text:span><text:span text:style-name="T7"> na ekran (funkcja → render()), odczekanie ustalonego czasu (funkcja →delay(ms)), odświeżenie tablic wg. zasad gry w życie (funkcja →life()). Funkcja działa przez czas bliżej nieokreślony.</text:span></text:p>
          <text:list>
            <text:list-item>
              <text:p text:style-name="P7"><text:span text:style-name="T5">Funkcja render() odpowiada wyłącznie za graficzną część symulacji. Wyświetla: zawartość tablicy </text:span><text:span text:style-name="T1">grid</text:span><text:span text:style-name="T5">, ramkę symulującą okienko, a na samym spodzie – wyświetla numer aktywnego pokolenia, aktualizowany podczas działania funkcji life()</text:span></text:p>
            </text:list-item>
            <text:list-item>
              <text:p text:style-name="P7"><text:span text:style-name="T5">Funkcja delay(ms) jest ujednoliconą wersją funkcji Sleep() z systemów typu Windows i usleep() z systemów typu Unix. Przyjmuje wartość liczbową i generuje opóźnienie w wykonywaniu pętli.</text:span></text:p>
            </text:list-item>
            <text:list-item>
              <text:p text:style-name="P7"><text:span text:style-name="T5">Funkcja life() odpowiada za aktualizację tablic. Najpierw, podczas pętli przechodzącej przez każdy element dwuwymiarowej tablicy uruchamia funkcję putNeighbors(int x, int y) za każdym razem, jak napotka żywą komórkę. Następnie uruchamia funkcję nextGen().</text:span></text:p>
              <text:list>
                <text:list-item>
                  <text:p text:style-name="P7"><text:span text:style-name="T5">Funkcja putNeighbors(x,y) </text:span><text:span text:style-name="T8">odpowiada za dodawanie liczby sąsiadów do komórek tablicy </text:span><text:span text:style-name="T4">storage</text:span><text:span text:style-name="T8"> sąsiadujących z komórką tablicy </text:span><text:span text:style-name="T4">grid</text:span><text:span text:style-name="T8"> o współrzędnych x,y.</text:span></text:p>
                </text:list-item>
                <text:list-item>
                  <text:p text:style-name="P8"><text:span text:style-name="T8">F</text:span><text:span text:style-name="T5">unkcja nextGen() przechodzi przez każdą komórkę dwuwymiarowej tablicy </text:span><text:span text:style-name="T1">storage</text:span><text:span text:style-name="T5"> i sprawdza zawartą w niej liczbę. Ta liczba reprezentuje ilość żywych komórek sąsiadujących z tą komórką. Jeżeli ta liczba jest równa 3, to komórka tablicy </text:span><text:span text:style-name="T1">grid</text:span><text:span text:style-name="T5"> jest ustawiana na </text:span><text:span text:style-name="T1">true</text:span><text:span text:style-name="T5">. Jeżeli liczba jest równa 2, to komórka tablicy </text:span><text:span text:style-name="T1">grid</text:span><text:span text:style-name="T5"> zachowuje swój poprzedni stan. W każdym innym wypadku stan komórki </text:span><text:span text:style-name="T1">grid</text:span><text:span text:style-name="T5"> jest ustawiany na </text:span><text:span text:style-name="T1">false</text:span><text:span text:style-name="T5">. Równocześnie resetowana jest komórka tablicy </text:span><text:span text:style-name="T1">storage.</text:span><text:span text:style-name="T5"> Po zakończeniu pętel inkrementowana jest zmienna </text:span><text:span text:style-name="T1">generation</text:span><text:span text:style-name="T5">.</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8T18:56:14.148724429</meta:creation-date>
    <dc:date>2016-12-18T20:00:05.052269203</dc:date>
    <meta:editing-duration>PT14S</meta:editing-duration>
    <meta:editing-cycles>1</meta:editing-cycles>
    <meta:document-statistic meta:table-count="0" meta:image-count="0" meta:object-count="0" meta:page-count="2" meta:paragraph-count="28" meta:word-count="505" meta:character-count="3687" meta:non-whitespace-character-count="3224"/>
    <meta:generator>LibreOffice/5.1.4.2$Linux_X86_64 LibreOffice_project/10m0$Build-2</meta:generator>
  </office:meta>
</office:document-meta>
</file>